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paragraph-rsid="0014526b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paragraph-rsid="0014526b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paragraph-rsid="00241899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paragraph-rsid="0028f5e6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paragraph-rsid="0049b1d7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paragraph-rsid="004b3106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paragraph-rsid="004ed06c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paragraph-rsid="0050001e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paragraph-rsid="0052fab7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4ed06c" officeooo:paragraph-rsid="004ed06c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paragraph-rsid="0073c30e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paragraph-rsid="005dfda5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paragraph-rsid="006f2f1c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paragraph-rsid="007097d1"/>
    </style:style>
    <style:style style:name="P17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paragraph-rsid="006df81d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 style:font-weight-asian="normal" style:font-weight-complex="normal"/>
    </style:style>
    <style:style style:name="P19" style:family="paragraph" style:parent-style-name="Standard">
      <style:paragraph-properties style:line-height-at-least="0.503cm"/>
      <style:text-properties fo:color="#000000" loext:opacity="100%" style:font-name="Droid Sans Mono" fo:font-size="11pt" fo:font-weight="normal" fo:background-color="transparent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style:line-height-at-least="0.503cm"/>
      <style:text-properties fo:color="#000000" loext:opacity="100%" style:font-name="Droid Sans Mono" fo:font-size="11pt" fo:font-weight="normal" officeooo:paragraph-rsid="007097d1" fo:background-color="transparent" style:font-size-asian="11pt" style:font-weight-asian="normal" style:font-size-complex="11pt" style:font-weight-complex="normal"/>
    </style:style>
    <style:style style:name="T1" style:family="text">
      <style:text-properties officeooo:rsid="0014526b"/>
    </style:style>
    <style:style style:name="T2" style:family="text">
      <style:text-properties fo:font-size="40pt" fo:font-style="italic" style:text-underline-style="solid" style:text-underline-width="auto" style:text-underline-color="font-color" fo:font-weight="bold" officeooo:rsid="0014526b" style:font-size-asian="40pt" style:font-style-asian="italic" style:font-weight-asian="bold" style:font-size-complex="40pt" style:font-style-complex="italic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style="italic" style:text-underline-style="solid" style:text-underline-width="auto" style:text-underline-color="font-color" fo:font-weight="bold" officeooo:rsid="0014526b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fo:font-size="22pt" fo:font-style="italic" style:text-underline-style="solid" style:text-underline-width="auto" style:text-underline-color="font-color" fo:font-weight="bold" officeooo:rsid="0014526b" style:font-size-asian="22pt" style:font-style-asian="italic" style:font-weight-asian="bold" style:font-size-complex="22pt" style:font-style-complex="italic" style:font-weight-complex="bold"/>
    </style:style>
    <style:style style:name="T6" style:family="text">
      <style:text-properties fo:font-size="22pt" fo:font-style="italic" style:text-underline-style="solid" style:text-underline-width="auto" style:text-underline-color="font-color" fo:font-weight="bold" officeooo:rsid="0014526b" style:font-size-asian="14pt" style:font-style-asian="italic" style:font-weight-asian="bold" style:font-size-complex="22pt" style:font-style-complex="italic" style:font-weight-complex="bold"/>
    </style:style>
    <style:style style:name="T7" style:family="text">
      <style:text-properties fo:font-size="22pt" fo:font-style="italic" style:text-underline-style="solid" style:text-underline-width="auto" style:text-underline-color="font-color" fo:font-weight="bold" officeooo:rsid="00161335" style:font-size-asian="14pt" style:font-style-asian="italic" style:font-weight-asian="bold" style:font-size-complex="22pt" style:font-style-complex="italic" style:font-weight-complex="bold"/>
    </style:style>
    <style:style style:name="T8" style:family="text">
      <style:text-properties fo:font-size="22pt" fo:font-style="italic" style:text-underline-style="solid" style:text-underline-width="auto" style:text-underline-color="font-color" fo:font-weight="bold" officeooo:rsid="001d1fe6" style:font-size-asian="14pt" style:font-style-asian="italic" style:font-weight-asian="bold" style:font-size-complex="22pt" style:font-style-complex="italic" style:font-weight-complex="bold"/>
    </style:style>
    <style:style style:name="T9" style:family="text">
      <style:text-properties fo:font-size="22pt" fo:font-style="italic" style:text-underline-style="solid" style:text-underline-width="auto" style:text-underline-color="font-color" fo:font-weight="bold" officeooo:rsid="0020caa3" style:font-size-asian="14pt" style:font-style-asian="italic" style:font-weight-asian="bold" style:font-size-complex="22pt" style:font-style-complex="italic" style:font-weight-complex="bold"/>
    </style:style>
    <style:style style:name="T10" style:family="text">
      <style:text-properties fo:font-size="22pt" fo:font-style="italic" style:text-underline-style="solid" style:text-underline-width="auto" style:text-underline-color="font-color" fo:font-weight="bold" officeooo:rsid="0022305c" style:font-size-asian="14pt" style:font-style-asian="italic" style:font-weight-asian="bold" style:font-size-complex="22pt" style:font-style-complex="italic" style:font-weight-complex="bold"/>
    </style:style>
    <style:style style:name="T11" style:family="text">
      <style:text-properties fo:font-size="22pt" fo:font-style="italic" style:text-underline-style="solid" style:text-underline-width="auto" style:text-underline-color="font-color" fo:font-weight="bold" officeooo:rsid="00236c27" style:font-size-asian="14pt" style:font-style-asian="italic" style:font-weight-asian="bold" style:font-size-complex="22pt" style:font-style-complex="italic" style:font-weight-complex="bold"/>
    </style:style>
    <style:style style:name="T12" style:family="text">
      <style:text-properties fo:font-size="22pt" fo:font-style="italic" style:text-underline-style="solid" style:text-underline-width="auto" style:text-underline-color="font-color" fo:font-weight="bold" officeooo:rsid="00241899" style:font-size-asian="14pt" style:font-style-asian="italic" style:font-weight-asian="bold" style:font-size-complex="22pt" style:font-style-complex="italic" style:font-weight-complex="bold"/>
    </style:style>
    <style:style style:name="T13" style:family="text">
      <style:text-properties fo:font-size="22pt" fo:font-style="italic" style:text-underline-style="solid" style:text-underline-width="auto" style:text-underline-color="font-color" fo:font-weight="bold" officeooo:rsid="0024f72b" style:font-size-asian="14pt" style:font-style-asian="italic" style:font-weight-asian="bold" style:font-size-complex="22pt" style:font-style-complex="italic" style:font-weight-complex="bold"/>
    </style:style>
    <style:style style:name="T14" style:family="text">
      <style:text-properties fo:font-size="22pt" fo:font-style="italic" style:text-underline-style="solid" style:text-underline-width="auto" style:text-underline-color="font-color" fo:font-weight="bold" officeooo:rsid="0028f5e6" style:font-size-asian="14pt" style:font-style-asian="italic" style:font-weight-asian="bold" style:font-size-complex="22pt" style:font-style-complex="italic" style:font-weight-complex="bold"/>
    </style:style>
    <style:style style:name="T15" style:family="text">
      <style:text-properties fo:font-size="22pt" fo:font-style="italic" style:text-underline-style="solid" style:text-underline-width="auto" style:text-underline-color="font-color" fo:font-weight="bold" officeooo:rsid="002c58fa" style:font-size-asian="14pt" style:font-style-asian="italic" style:font-weight-asian="bold" style:font-size-complex="22pt" style:font-style-complex="italic" style:font-weight-complex="bold"/>
    </style:style>
    <style:style style:name="T16" style:family="text">
      <style:text-properties fo:font-size="22pt" fo:font-style="italic" style:text-underline-style="solid" style:text-underline-width="auto" style:text-underline-color="font-color" fo:font-weight="bold" officeooo:rsid="00328b4d" style:font-size-asian="14pt" style:font-style-asian="italic" style:font-weight-asian="bold" style:font-size-complex="22pt" style:font-style-complex="italic" style:font-weight-complex="bold"/>
    </style:style>
    <style:style style:name="T17" style:family="text">
      <style:text-properties fo:font-size="22pt" fo:font-style="italic" style:text-underline-style="solid" style:text-underline-width="auto" style:text-underline-color="font-color" fo:font-weight="bold" officeooo:rsid="00335c4b" style:font-size-asian="14pt" style:font-style-asian="italic" style:font-weight-asian="bold" style:font-size-complex="22pt" style:font-style-complex="italic" style:font-weight-complex="bold"/>
    </style:style>
    <style:style style:name="T18" style:family="text">
      <style:text-properties fo:font-size="22pt" fo:font-style="italic" style:text-underline-style="solid" style:text-underline-width="auto" style:text-underline-color="font-color" fo:font-weight="bold" officeooo:rsid="003b0e41" style:font-size-asian="14pt" style:font-style-asian="italic" style:font-weight-asian="bold" style:font-size-complex="22pt" style:font-style-complex="italic" style:font-weight-complex="bold"/>
    </style:style>
    <style:style style:name="T19" style:family="text">
      <style:text-properties fo:font-size="22pt" fo:font-style="italic" style:text-underline-style="solid" style:text-underline-width="auto" style:text-underline-color="font-color" fo:font-weight="bold" officeooo:rsid="004058c6" style:font-size-asian="14pt" style:font-style-asian="italic" style:font-weight-asian="bold" style:font-size-complex="22pt" style:font-style-complex="italic" style:font-weight-complex="bold"/>
    </style:style>
    <style:style style:name="T20" style:family="text">
      <style:text-properties fo:font-size="22pt" fo:font-style="italic" style:text-underline-style="solid" style:text-underline-width="auto" style:text-underline-color="font-color" fo:font-weight="bold" officeooo:rsid="00421232" style:font-size-asian="14pt" style:font-style-asian="italic" style:font-weight-asian="bold" style:font-size-complex="22pt" style:font-style-complex="italic" style:font-weight-complex="bold"/>
    </style:style>
    <style:style style:name="T21" style:family="text">
      <style:text-properties fo:font-size="22pt" fo:font-style="italic" style:text-underline-style="solid" style:text-underline-width="auto" style:text-underline-color="font-color" fo:font-weight="bold" officeooo:rsid="00432ea6" style:font-size-asian="14pt" style:font-style-asian="italic" style:font-weight-asian="bold" style:font-size-complex="22pt" style:font-style-complex="italic" style:font-weight-complex="bold"/>
    </style:style>
    <style:style style:name="T22" style:family="text">
      <style:text-properties fo:font-size="22pt" fo:font-style="italic" style:text-underline-style="solid" style:text-underline-width="auto" style:text-underline-color="font-color" fo:font-weight="bold" officeooo:rsid="00458674" style:font-size-asian="14pt" style:font-style-asian="italic" style:font-weight-asian="bold" style:font-size-complex="22pt" style:font-style-complex="italic" style:font-weight-complex="bold"/>
    </style:style>
    <style:style style:name="T23" style:family="text">
      <style:text-properties fo:font-size="22pt" fo:font-style="italic" style:text-underline-style="solid" style:text-underline-width="auto" style:text-underline-color="font-color" fo:font-weight="bold" officeooo:rsid="00460b3b" style:font-size-asian="14pt" style:font-style-asian="italic" style:font-weight-asian="bold" style:font-size-complex="22pt" style:font-style-complex="italic" style:font-weight-complex="bold"/>
    </style:style>
    <style:style style:name="T24" style:family="text">
      <style:text-properties fo:font-size="22pt" fo:font-style="italic" style:text-underline-style="solid" style:text-underline-width="auto" style:text-underline-color="font-color" fo:font-weight="bold" officeooo:rsid="00475643" style:font-size-asian="14pt" style:font-style-asian="italic" style:font-weight-asian="bold" style:font-size-complex="22pt" style:font-style-complex="italic" style:font-weight-complex="bold"/>
    </style:style>
    <style:style style:name="T25" style:family="text">
      <style:text-properties fo:font-size="22pt" fo:font-style="italic" style:text-underline-style="solid" style:text-underline-width="auto" style:text-underline-color="font-color" fo:font-weight="bold" officeooo:rsid="004b3106" style:font-size-asian="14pt" style:font-style-asian="italic" style:font-weight-asian="bold" style:font-size-complex="22pt" style:font-style-complex="italic" style:font-weight-complex="bold"/>
    </style:style>
    <style:style style:name="T26" style:family="text">
      <style:text-properties fo:font-size="22pt" fo:font-style="italic" style:text-underline-style="solid" style:text-underline-width="auto" style:text-underline-color="font-color" fo:font-weight="bold" officeooo:rsid="004ed06c" style:font-size-asian="14pt" style:font-style-asian="italic" style:font-weight-asian="bold" style:font-size-complex="22pt" style:font-style-complex="italic" style:font-weight-complex="bold"/>
    </style:style>
    <style:style style:name="T27" style:family="text">
      <style:text-properties fo:font-size="22pt" fo:font-style="italic" style:text-underline-style="solid" style:text-underline-width="auto" style:text-underline-color="font-color" fo:font-weight="bold" officeooo:rsid="0050001e" style:font-size-asian="14pt" style:font-style-asian="italic" style:font-weight-asian="bold" style:font-size-complex="22pt" style:font-style-complex="italic" style:font-weight-complex="bold"/>
    </style:style>
    <style:style style:name="T28" style:family="text">
      <style:text-properties fo:font-size="22pt" fo:font-style="italic" style:text-underline-style="solid" style:text-underline-width="auto" style:text-underline-color="font-color" fo:font-weight="bold" officeooo:rsid="00561e4b" style:font-size-asian="14pt" style:font-style-asian="italic" style:font-weight-asian="bold" style:font-size-complex="22pt" style:font-style-complex="italic" style:font-weight-complex="bold"/>
    </style:style>
    <style:style style:name="T29" style:family="text">
      <style:text-properties fo:font-size="22pt" fo:font-style="italic" style:text-underline-style="solid" style:text-underline-width="auto" style:text-underline-color="font-color" fo:font-weight="bold" officeooo:rsid="005be6ff" style:font-size-asian="14pt" style:font-style-asian="italic" style:font-weight-asian="bold" style:font-size-complex="22pt" style:font-style-complex="italic" style:font-weight-complex="bold"/>
    </style:style>
    <style:style style:name="T30" style:family="text">
      <style:text-properties fo:font-size="22pt" fo:font-style="italic" style:text-underline-style="solid" style:text-underline-width="auto" style:text-underline-color="font-color" fo:font-weight="bold" officeooo:rsid="005dde65" style:font-size-asian="14pt" style:font-style-asian="italic" style:font-weight-asian="bold" style:font-size-complex="22pt" style:font-style-complex="italic" style:font-weight-complex="bold"/>
    </style:style>
    <style:style style:name="T31" style:family="text">
      <style:text-properties fo:font-size="22pt" fo:font-style="italic" style:text-underline-style="solid" style:text-underline-width="auto" style:text-underline-color="font-color" fo:font-weight="bold" officeooo:rsid="006df81d" style:font-size-asian="14pt" style:font-style-asian="italic" style:font-weight-asian="bold" style:font-size-complex="22pt" style:font-style-complex="italic" style:font-weight-complex="bold"/>
    </style:style>
    <style:style style:name="T32" style:family="text">
      <style:text-properties fo:font-size="22pt" fo:font-style="italic" style:text-underline-style="solid" style:text-underline-width="auto" style:text-underline-color="font-color" fo:font-weight="bold" officeooo:rsid="007097d1" style:font-size-asian="14pt" style:font-style-asian="italic" style:font-weight-asian="bold" style:font-size-complex="22pt" style:font-style-complex="italic" style:font-weight-complex="bold"/>
    </style:style>
    <style:style style:name="T33" style:family="text">
      <style:text-properties fo:font-size="22pt" fo:font-style="italic" style:text-underline-style="solid" style:text-underline-width="auto" style:text-underline-color="font-color" fo:font-weight="bold" officeooo:rsid="0071fdf0" style:font-size-asian="14pt" style:font-style-asian="italic" style:font-weight-asian="bold" style:font-size-complex="22pt" style:font-style-complex="italic" style:font-weight-complex="bold"/>
    </style:style>
    <style:style style:name="T34" style:family="text">
      <style:text-properties fo:font-size="22pt" fo:font-style="italic" style:text-underline-style="solid" style:text-underline-width="auto" style:text-underline-color="font-color" fo:font-weight="bold" officeooo:rsid="0073c30e" style:font-size-asian="14pt" style:font-style-asian="italic" style:font-weight-asian="bold" style:font-size-complex="22pt" style:font-style-complex="italic" style:font-weight-complex="bold"/>
    </style:style>
    <style:style style:name="T35" style:family="text">
      <style:text-properties fo:font-size="22pt" fo:font-style="normal" style:text-underline-style="none" fo:font-weight="bold" officeooo:rsid="0014526b" style:font-size-asian="14pt" style:font-style-asian="normal" style:font-weight-asian="bold" style:font-size-complex="22pt" style:font-style-complex="normal" style:font-weight-complex="bold"/>
    </style:style>
    <style:style style:name="T36" style:family="text">
      <style:text-properties fo:font-size="22pt" fo:font-style="normal" style:text-underline-style="none" officeooo:rsid="006bfd9c" style:font-size-asian="14pt" style:font-style-asian="normal" style:font-weight-asian="normal" style:font-size-complex="22pt" style:font-style-complex="normal" style:font-weight-complex="normal"/>
    </style:style>
    <style:style style:name="T37" style:family="text">
      <style:text-properties fo:font-style="normal" style:text-underline-style="none" officeooo:rsid="0014526b" style:font-size-asian="14pt" style:font-style-asian="normal" style:font-style-complex="normal"/>
    </style:style>
    <style:style style:name="T38" style:family="text">
      <style:text-properties fo:font-style="normal" style:text-underline-style="none" officeooo:rsid="0014526b" style:font-style-asian="normal" style:font-style-complex="normal"/>
    </style:style>
    <style:style style:name="T39" style:family="text">
      <style:text-properties fo:font-style="normal" style:text-underline-style="none" officeooo:rsid="00161335" style:font-style-asian="normal" style:font-style-complex="normal"/>
    </style:style>
    <style:style style:name="T40" style:family="text">
      <style:text-properties fo:font-style="normal" style:text-underline-style="none" officeooo:rsid="00184efa" style:font-style-asian="normal" style:font-style-complex="normal"/>
    </style:style>
    <style:style style:name="T41" style:family="text">
      <style:text-properties fo:font-style="normal" style:text-underline-style="none" officeooo:rsid="001aa192" style:font-style-asian="normal" style:font-style-complex="normal"/>
    </style:style>
    <style:style style:name="T42" style:family="text">
      <style:text-properties fo:font-style="normal" style:text-underline-style="none" officeooo:rsid="001d1fe6" style:font-style-asian="normal" style:font-style-complex="normal"/>
    </style:style>
    <style:style style:name="T43" style:family="text">
      <style:text-properties fo:font-style="normal" style:text-underline-style="none" officeooo:rsid="001d2e14" style:font-style-asian="normal" style:font-style-complex="normal"/>
    </style:style>
    <style:style style:name="T44" style:family="text">
      <style:text-properties fo:font-style="normal" style:text-underline-style="none" officeooo:rsid="001ecd9d" style:font-style-asian="normal" style:font-style-complex="normal"/>
    </style:style>
    <style:style style:name="T45" style:family="text">
      <style:text-properties fo:font-style="normal" style:text-underline-style="none" officeooo:rsid="0020caa3" style:font-style-asian="normal" style:font-style-complex="normal"/>
    </style:style>
    <style:style style:name="T46" style:family="text">
      <style:text-properties fo:font-style="normal" style:text-underline-style="none" officeooo:rsid="0022305c" style:font-style-asian="normal" style:font-style-complex="normal"/>
    </style:style>
    <style:style style:name="T47" style:family="text">
      <style:text-properties fo:font-style="normal" style:text-underline-style="none" officeooo:rsid="0023bf77" style:font-style-asian="normal" style:font-style-complex="normal"/>
    </style:style>
    <style:style style:name="T48" style:family="text">
      <style:text-properties fo:font-style="normal" style:text-underline-style="none" officeooo:rsid="0028f5e6" style:font-style-asian="normal" style:font-style-complex="normal"/>
    </style:style>
    <style:style style:name="T49" style:family="text">
      <style:text-properties fo:font-style="normal" style:text-underline-style="none" officeooo:rsid="002ae695" style:font-style-asian="normal" style:font-style-complex="normal"/>
    </style:style>
    <style:style style:name="T50" style:family="text">
      <style:text-properties fo:font-style="normal" style:text-underline-style="none" officeooo:rsid="002c58fa" style:font-style-asian="normal" style:font-style-complex="normal"/>
    </style:style>
    <style:style style:name="T51" style:family="text">
      <style:text-properties fo:font-style="normal" style:text-underline-style="none" officeooo:rsid="002e2a3b" style:font-style-asian="normal" style:font-style-complex="normal"/>
    </style:style>
    <style:style style:name="T52" style:family="text">
      <style:text-properties fo:font-style="normal" style:text-underline-style="none" officeooo:rsid="002fde18" style:font-style-asian="normal" style:font-style-complex="normal"/>
    </style:style>
    <style:style style:name="T53" style:family="text">
      <style:text-properties fo:font-style="normal" style:text-underline-style="none" officeooo:rsid="00311a54" style:font-style-asian="normal" style:font-style-complex="normal"/>
    </style:style>
    <style:style style:name="T54" style:family="text">
      <style:text-properties fo:font-style="normal" style:text-underline-style="none" officeooo:rsid="00328b4d" style:font-style-asian="normal" style:font-style-complex="normal"/>
    </style:style>
    <style:style style:name="T55" style:family="text">
      <style:text-properties fo:font-style="normal" style:text-underline-style="none" officeooo:rsid="0032d19b" style:font-style-asian="normal" style:font-style-complex="normal"/>
    </style:style>
    <style:style style:name="T56" style:family="text">
      <style:text-properties fo:font-style="normal" style:text-underline-style="none" officeooo:rsid="00335c4b" style:font-style-asian="normal" style:font-style-complex="normal"/>
    </style:style>
    <style:style style:name="T57" style:family="text">
      <style:text-properties fo:font-style="normal" style:text-underline-style="none" officeooo:rsid="00384401" style:font-style-asian="normal" style:font-style-complex="normal"/>
    </style:style>
    <style:style style:name="T58" style:family="text">
      <style:text-properties fo:font-style="normal" style:text-underline-style="none" officeooo:rsid="003b0e41" style:font-style-asian="normal" style:font-style-complex="normal"/>
    </style:style>
    <style:style style:name="T59" style:family="text">
      <style:text-properties fo:font-style="normal" style:text-underline-style="none" officeooo:rsid="003b8d2e" style:font-style-asian="normal" style:font-style-complex="normal"/>
    </style:style>
    <style:style style:name="T60" style:family="text">
      <style:text-properties fo:font-style="normal" style:text-underline-style="none" officeooo:rsid="003d0ecb" style:font-style-asian="normal" style:font-style-complex="normal"/>
    </style:style>
    <style:style style:name="T61" style:family="text">
      <style:text-properties fo:font-style="normal" style:text-underline-style="none" officeooo:rsid="004058c6" style:font-style-asian="normal" style:font-style-complex="normal"/>
    </style:style>
    <style:style style:name="T62" style:family="text">
      <style:text-properties fo:font-style="normal" style:text-underline-style="none" officeooo:rsid="00421232" style:font-style-asian="normal" style:font-style-complex="normal"/>
    </style:style>
    <style:style style:name="T63" style:family="text">
      <style:text-properties fo:font-style="normal" style:text-underline-style="none" officeooo:rsid="0042cc65" style:font-style-asian="normal" style:font-style-complex="normal"/>
    </style:style>
    <style:style style:name="T64" style:family="text">
      <style:text-properties fo:font-style="normal" style:text-underline-style="none" officeooo:rsid="004398d0" style:font-style-asian="normal" style:font-style-complex="normal"/>
    </style:style>
    <style:style style:name="T65" style:family="text">
      <style:text-properties fo:font-style="normal" style:text-underline-style="none" officeooo:rsid="00458674" style:font-style-asian="normal" style:font-style-complex="normal"/>
    </style:style>
    <style:style style:name="T66" style:family="text">
      <style:text-properties fo:font-style="normal" style:text-underline-style="none" officeooo:rsid="00473103" style:font-style-asian="normal" style:font-style-complex="normal"/>
    </style:style>
    <style:style style:name="T67" style:family="text">
      <style:text-properties fo:font-style="normal" style:text-underline-style="none" officeooo:rsid="00491515" style:font-style-asian="normal" style:font-style-complex="normal"/>
    </style:style>
    <style:style style:name="T68" style:family="text">
      <style:text-properties fo:font-style="normal" style:text-underline-style="none" officeooo:rsid="00495453" style:font-style-asian="normal" style:font-style-complex="normal"/>
    </style:style>
    <style:style style:name="T69" style:family="text">
      <style:text-properties fo:font-style="normal" style:text-underline-style="none" officeooo:rsid="0049b1d7" style:font-style-asian="normal" style:font-style-complex="normal"/>
    </style:style>
    <style:style style:name="T70" style:family="text">
      <style:text-properties fo:font-style="normal" style:text-underline-style="none" officeooo:rsid="004b3106" style:font-style-asian="normal" style:font-style-complex="normal"/>
    </style:style>
    <style:style style:name="T71" style:family="text">
      <style:text-properties fo:font-style="normal" style:text-underline-style="none" officeooo:rsid="004d14c7" style:font-style-asian="normal" style:font-style-complex="normal"/>
    </style:style>
    <style:style style:name="T72" style:family="text">
      <style:text-properties fo:font-style="normal" style:text-underline-style="none" officeooo:rsid="004ed06c" style:font-style-asian="normal" style:font-style-complex="normal"/>
    </style:style>
    <style:style style:name="T73" style:family="text">
      <style:text-properties fo:font-style="normal" style:text-underline-style="none" officeooo:rsid="0050001e" style:font-style-asian="normal" style:font-style-complex="normal"/>
    </style:style>
    <style:style style:name="T74" style:family="text">
      <style:text-properties fo:font-style="normal" style:text-underline-style="none" officeooo:rsid="0051c06a" style:font-style-asian="normal" style:font-style-complex="normal"/>
    </style:style>
    <style:style style:name="T75" style:family="text">
      <style:text-properties fo:font-style="normal" style:text-underline-style="none" officeooo:rsid="0052b68e" style:font-style-asian="normal" style:font-style-complex="normal"/>
    </style:style>
    <style:style style:name="T76" style:family="text">
      <style:text-properties fo:font-style="normal" style:text-underline-style="none" officeooo:rsid="0052bdcf" style:font-style-asian="normal" style:font-style-complex="normal"/>
    </style:style>
    <style:style style:name="T77" style:family="text">
      <style:text-properties fo:font-style="normal" style:text-underline-style="none" officeooo:rsid="0052fab7" style:font-style-asian="normal" style:font-style-complex="normal"/>
    </style:style>
    <style:style style:name="T78" style:family="text">
      <style:text-properties fo:font-style="normal" style:text-underline-style="none" officeooo:rsid="0057567d" style:font-style-asian="normal" style:font-style-complex="normal"/>
    </style:style>
    <style:style style:name="T79" style:family="text">
      <style:text-properties fo:font-style="normal" style:text-underline-style="none" officeooo:rsid="0057b785" style:font-style-asian="normal" style:font-style-complex="normal"/>
    </style:style>
    <style:style style:name="T80" style:family="text">
      <style:text-properties fo:font-style="normal" style:text-underline-style="none" officeooo:rsid="0058e4a4" style:font-style-asian="normal" style:font-style-complex="normal"/>
    </style:style>
    <style:style style:name="T81" style:family="text">
      <style:text-properties fo:font-style="normal" style:text-underline-style="none" officeooo:rsid="00592480" style:font-style-asian="normal" style:font-style-complex="normal"/>
    </style:style>
    <style:style style:name="T82" style:family="text">
      <style:text-properties fo:font-style="normal" style:text-underline-style="none" officeooo:rsid="005dde65" style:font-style-asian="normal" style:font-style-complex="normal"/>
    </style:style>
    <style:style style:name="T83" style:family="text">
      <style:text-properties fo:font-style="normal" style:text-underline-style="none" officeooo:rsid="005dfda5" style:font-style-asian="normal" style:font-style-complex="normal"/>
    </style:style>
    <style:style style:name="T84" style:family="text">
      <style:text-properties fo:font-style="normal" style:text-underline-style="none" officeooo:rsid="005e4a19" style:font-style-asian="normal" style:font-style-complex="normal"/>
    </style:style>
    <style:style style:name="T85" style:family="text">
      <style:text-properties fo:font-style="normal" style:text-underline-style="none" officeooo:rsid="0071fdf0" style:font-style-asian="normal" style:font-style-complex="normal"/>
    </style:style>
    <style:style style:name="T86" style:family="text">
      <style:text-properties fo:font-style="normal" style:text-underline-style="none" officeooo:rsid="0073c30e" style:font-style-asian="normal" style:font-style-complex="normal"/>
    </style:style>
    <style:style style:name="T87" style:family="text">
      <style:text-properties fo:font-style="normal" style:text-underline-style="none" officeooo:rsid="0051c06a" style:font-size-asian="16pt" style:font-style-asian="normal" style:font-weight-asian="normal" style:font-size-complex="16pt" style:font-style-complex="normal" style:font-weight-complex="normal"/>
    </style:style>
    <style:style style:name="T88" style:family="text">
      <style:text-properties fo:font-style="normal" style:text-underline-style="none" officeooo:rsid="0052b68e" style:font-size-asian="16pt" style:font-style-asian="normal" style:font-weight-asian="normal" style:font-size-complex="16pt" style:font-style-complex="normal" style:font-weight-complex="normal"/>
    </style:style>
    <style:style style:name="T89" style:family="text">
      <style:text-properties fo:font-style="normal" style:text-underline-style="none" officeooo:rsid="0052fab7" style:font-size-asian="16pt" style:font-style-asian="normal" style:font-weight-asian="normal" style:font-size-complex="16pt" style:font-style-complex="normal" style:font-weight-complex="normal"/>
    </style:style>
    <style:style style:name="T90" style:family="text">
      <style:text-properties fo:font-style="normal" style:text-underline-style="none" officeooo:rsid="0054085e" style:font-size-asian="16pt" style:font-style-asian="normal" style:font-weight-asian="normal" style:font-size-complex="16pt" style:font-style-complex="normal" style:font-weight-complex="normal"/>
    </style:style>
    <style:style style:name="T91" style:family="text">
      <style:text-properties fo:font-style="normal" style:text-underline-style="none" officeooo:rsid="0014526b" style:font-size-asian="16pt" style:font-style-asian="normal" style:font-weight-asian="normal" style:font-size-complex="16pt" style:font-style-complex="normal" style:font-weight-complex="normal"/>
    </style:style>
    <style:style style:name="T92" style:family="text">
      <style:text-properties fo:font-style="normal" style:text-underline-style="none" officeooo:rsid="0057567d" style:font-size-asian="16pt" style:font-style-asian="normal" style:font-weight-asian="normal" style:font-size-complex="16pt" style:font-style-complex="normal" style:font-weight-complex="normal"/>
    </style:style>
    <style:style style:name="T93" style:family="text">
      <style:text-properties fo:font-style="normal" style:text-underline-style="none" officeooo:rsid="0057b785" style:font-size-asian="16pt" style:font-style-asian="normal" style:font-weight-asian="normal" style:font-size-complex="16pt" style:font-style-complex="normal" style:font-weight-complex="normal"/>
    </style:style>
    <style:style style:name="T94" style:family="text">
      <style:text-properties fo:font-style="normal" style:text-underline-style="none" officeooo:rsid="0058e4a4" style:font-size-asian="16pt" style:font-style-asian="normal" style:font-weight-asian="normal" style:font-size-complex="16pt" style:font-style-complex="normal" style:font-weight-complex="normal"/>
    </style:style>
    <style:style style:name="T95" style:family="text">
      <style:text-properties fo:font-style="normal" style:text-underline-style="none" officeooo:rsid="00592480" style:font-size-asian="16pt" style:font-style-asian="normal" style:font-weight-asian="normal" style:font-size-complex="16pt" style:font-style-complex="normal" style:font-weight-complex="normal"/>
    </style:style>
    <style:style style:name="T96" style:family="text">
      <style:text-properties fo:font-style="normal" style:text-underline-style="none" officeooo:rsid="005d95ba" style:font-size-asian="16pt" style:font-style-asian="normal" style:font-weight-asian="normal" style:font-size-complex="16pt" style:font-style-complex="normal" style:font-weight-complex="normal"/>
    </style:style>
    <style:style style:name="T97" style:family="text">
      <style:text-properties fo:font-style="normal" style:text-underline-style="none" officeooo:rsid="005dde65" style:font-size-asian="16pt" style:font-style-asian="normal" style:font-weight-asian="normal" style:font-size-complex="16pt" style:font-style-complex="normal" style:font-weight-complex="normal"/>
    </style:style>
    <style:style style:name="T98" style:family="text">
      <style:text-properties fo:font-style="normal" style:text-underline-style="none" officeooo:rsid="005dfda5" style:font-size-asian="16pt" style:font-style-asian="normal" style:font-weight-asian="normal" style:font-size-complex="16pt" style:font-style-complex="normal" style:font-weight-complex="normal"/>
    </style:style>
    <style:style style:name="T99" style:family="text">
      <style:text-properties fo:font-style="normal" style:text-underline-style="none" officeooo:rsid="0061b0d0" style:font-size-asian="16pt" style:font-style-asian="normal" style:font-weight-asian="normal" style:font-size-complex="16pt" style:font-style-complex="normal" style:font-weight-complex="normal"/>
    </style:style>
    <style:style style:name="T100" style:family="text">
      <style:text-properties fo:font-style="normal" style:text-underline-style="none" officeooo:rsid="0063a3bb" style:font-size-asian="16pt" style:font-style-asian="normal" style:font-weight-asian="normal" style:font-size-complex="16pt" style:font-style-complex="normal" style:font-weight-complex="normal"/>
    </style:style>
    <style:style style:name="T101" style:family="text">
      <style:text-properties fo:font-style="normal" style:text-underline-style="none" officeooo:rsid="00658805" style:font-size-asian="16pt" style:font-style-asian="normal" style:font-weight-asian="normal" style:font-size-complex="16pt" style:font-style-complex="normal" style:font-weight-complex="normal"/>
    </style:style>
    <style:style style:name="T102" style:family="text">
      <style:text-properties fo:font-style="normal" style:text-underline-style="none" officeooo:rsid="00679b0d" style:font-size-asian="16pt" style:font-style-asian="normal" style:font-weight-asian="normal" style:font-size-complex="16pt" style:font-style-complex="normal" style:font-weight-complex="normal"/>
    </style:style>
    <style:style style:name="T103" style:family="text">
      <style:text-properties fo:font-style="normal" style:text-underline-style="none" officeooo:rsid="006a748d" style:font-size-asian="16pt" style:font-style-asian="normal" style:font-weight-asian="normal" style:font-size-complex="16pt" style:font-style-complex="normal" style:font-weight-complex="normal"/>
    </style:style>
    <style:style style:name="T104" style:family="text">
      <style:text-properties fo:font-style="normal" style:text-underline-style="none" officeooo:rsid="005e4a19" style:font-size-asian="16pt" style:font-style-asian="normal" style:font-weight-asian="normal" style:font-size-complex="16pt" style:font-style-complex="normal" style:font-weight-complex="normal"/>
    </style:style>
    <style:style style:name="T105" style:family="text">
      <style:text-properties fo:font-size="13pt" fo:font-style="italic" style:text-underline-style="solid" style:text-underline-width="auto" style:text-underline-color="font-color" fo:font-weight="bold" officeooo:rsid="0014526b" style:font-size-asian="13pt" style:font-style-asian="italic" style:font-weight-asian="bold" style:font-size-complex="13pt" style:font-style-complex="italic" style:font-weight-complex="bold"/>
    </style:style>
    <style:style style:name="T106" style:family="text">
      <style:text-properties style:text-line-through-style="solid" style:text-line-through-type="single" fo:font-size="22pt" fo:font-style="italic" style:text-underline-style="solid" style:text-underline-width="auto" style:text-underline-color="font-color" fo:font-weight="bold" officeooo:rsid="002ae695" style:font-size-asian="14pt" style:font-style-asian="italic" style:font-weight-asian="bold" style:font-size-complex="22pt" style:font-style-complex="italic" style:font-weight-complex="bold"/>
    </style:style>
    <style:style style:name="T107" style:family="text">
      <style:text-properties style:text-line-through-style="solid" style:text-line-through-type="single" fo:font-size="22pt" fo:font-style="normal" style:text-underline-style="solid" style:text-underline-width="auto" style:text-underline-color="font-color" fo:font-weight="bold" officeooo:rsid="002ae695" style:font-size-asian="14pt" style:font-style-asian="normal" style:font-weight-asian="bold" style:font-size-complex="22pt" style:font-style-complex="normal" style:font-weight-complex="bold"/>
    </style:style>
    <style:style style:name="T108" style:family="text">
      <style:text-properties style:text-line-through-style="solid" style:text-line-through-type="single" fo:font-size="22pt" fo:font-style="normal" style:text-underline-style="none" officeooo:rsid="006bfd9c" style:font-size-asian="14pt" style:font-style-asian="normal" style:font-weight-asian="normal" style:font-size-complex="22pt" style:font-style-complex="normal" style:font-weight-complex="normal"/>
    </style:style>
    <style:style style:name="T109" style:family="text">
      <style:text-properties style:text-line-through-style="none" style:text-line-through-type="none" fo:font-size="22pt" fo:font-style="italic" style:text-underline-style="solid" style:text-underline-width="auto" style:text-underline-color="font-color" fo:font-weight="bold" officeooo:rsid="00288c6e" style:font-size-asian="14pt" style:font-style-asian="italic" style:font-weight-asian="bold" style:font-size-complex="22pt" style:font-style-complex="italic" style:font-weight-complex="bold"/>
    </style:style>
    <style:style style:name="T110" style:family="text">
      <style:text-properties style:text-line-through-style="none" style:text-line-through-type="none" fo:font-size="22pt" fo:font-style="italic" style:text-underline-style="solid" style:text-underline-width="auto" style:text-underline-color="font-color" fo:font-weight="bold" officeooo:rsid="0028f5e6" style:font-size-asian="14pt" style:font-style-asian="italic" style:font-weight-asian="bold" style:font-size-complex="22pt" style:font-style-complex="italic" style:font-weight-complex="bold"/>
    </style:style>
    <style:style style:name="T111" style:family="text">
      <style:text-properties style:text-line-through-style="none" style:text-line-through-type="none" fo:font-size="22pt" fo:font-style="italic" style:text-underline-style="solid" style:text-underline-width="auto" style:text-underline-color="font-color" fo:font-weight="bold" officeooo:rsid="0029c00c" style:font-size-asian="14pt" style:font-style-asian="italic" style:font-weight-asian="bold" style:font-size-complex="22pt" style:font-style-complex="italic" style:font-weight-complex="bold"/>
    </style:style>
    <style:style style:name="T112" style:family="text">
      <style:text-properties style:text-line-through-style="none" style:text-line-through-type="none" fo:font-size="22pt" fo:font-style="normal" style:text-underline-style="none" officeooo:rsid="006bfd9c" style:font-size-asian="14pt" style:font-style-asian="normal" style:font-weight-asian="normal" style:font-size-complex="22pt" style:font-style-complex="normal" style:font-weight-complex="normal"/>
    </style:style>
    <style:style style:name="T113" style:family="text">
      <style:text-properties fo:color="#ce9178" loext:opacity="100%"/>
    </style:style>
    <style:style style:name="T114" style:family="text">
      <style:text-properties fo:color="#ce9178" loext:opacity="100%" style:font-name="Droid Sans Mono" fo:font-size="22pt" fo:font-style="italic" style:text-underline-style="solid" style:text-underline-width="auto" style:text-underline-color="font-color" fo:font-weight="bold" officeooo:rsid="005be6ff" fo:background-color="#1f1f1f" loext:char-shading-value="0" style:font-size-asian="14pt" style:font-style-asian="italic" style:font-weight-asian="bold" style:font-size-complex="22pt" style:font-style-complex="italic" style:font-weight-complex="bold"/>
    </style:style>
    <style:style style:name="T115" style:family="text">
      <style:text-properties fo:color="#9cdcfe" loext:opacity="100%"/>
    </style:style>
    <style:style style:name="T116" style:family="text">
      <style:text-properties fo:color="#9cdcfe" loext:opacity="100%" style:font-name="Droid Sans Mono" fo:font-size="22pt" fo:font-style="italic" style:text-underline-style="solid" style:text-underline-width="auto" style:text-underline-color="font-color" fo:font-weight="bold" officeooo:rsid="005be6ff" fo:background-color="#1f1f1f" loext:char-shading-value="0" style:font-size-asian="14pt" style:font-style-asian="italic" style:font-weight-asian="bold" style:font-size-complex="22pt" style:font-style-complex="italic" style:font-weight-complex="bold"/>
    </style:style>
    <style:style style:name="T117" style:family="text">
      <style:text-properties fo:color="#cccccc" loext:opacity="100%" style:font-name="Droid Sans Mono" fo:font-size="22pt" fo:font-style="italic" style:text-underline-style="solid" style:text-underline-width="auto" style:text-underline-color="font-color" fo:font-weight="bold" officeooo:rsid="005be6ff" fo:background-color="#1f1f1f" loext:char-shading-value="0" style:font-size-asian="14pt" style:font-style-asian="italic" style:font-weight-asian="bold" style:font-size-complex="22pt" style:font-style-complex="italic" style:font-weight-complex="bold"/>
    </style:style>
    <style:style style:name="T118" style:family="text">
      <style:text-properties officeooo:rsid="006df81d"/>
    </style:style>
    <style:style style:name="T119" style:family="text">
      <style:text-properties fo:font-size="15pt" fo:font-style="normal" style:text-underline-style="none" officeooo:rsid="006df81d" style:font-size-asian="15pt" style:font-style-asian="normal" style:font-size-complex="15pt" style:font-style-complex="normal"/>
    </style:style>
    <style:style style:name="T120" style:family="text">
      <style:text-properties fo:font-size="15pt" fo:font-style="normal" style:text-underline-style="solid" style:text-underline-type="double" style:text-underline-width="auto" style:text-underline-color="font-color" officeooo:rsid="006df81d" style:font-size-asian="15pt" style:font-style-asian="normal" style:font-size-complex="15pt" style:font-style-complex="normal"/>
    </style:style>
    <style:style style:name="T121" style:family="text">
      <style:text-properties fo:font-size="10pt" fo:font-style="italic" style:text-underline-style="solid" style:text-underline-width="auto" style:text-underline-color="font-color" fo:font-weight="bold" officeooo:rsid="006df81d" style:font-size-asian="10pt" style:font-style-asian="italic" style:font-weight-asian="bold" style:font-size-complex="10pt" style:font-style-complex="italic" style:font-weight-complex="bold"/>
    </style:style>
    <style:style style:name="T122" style:family="text">
      <style:text-properties fo:color="#569cd6" loext:opacity="100%"/>
    </style:style>
    <style:style style:name="T123" style:family="text">
      <style:text-properties fo:color="#569cd6" loext:opacity="100%" style:font-name="Droid Sans Mono" fo:font-size="15pt" fo:font-style="normal" style:text-underline-style="none" fo:font-weight="bold" officeooo:rsid="006df81d" fo:background-color="#1f1f1f" loext:char-shading-value="0" style:font-size-asian="15pt" style:font-style-asian="normal" style:font-weight-asian="bold" style:font-size-complex="15pt" style:font-style-complex="normal" style:font-weight-complex="bold"/>
    </style:style>
    <style:style style:name="T124" style:family="text">
      <style:text-properties fo:color="#569cd6" loext:opacity="100%" style:font-name="Droid Sans Mono" fo:font-size="15pt" fo:font-style="normal" style:text-underline-style="none" fo:font-weight="bold" officeooo:rsid="006df81d" fo:background-color="#ffff00" loext:char-shading-value="0" style:font-size-asian="15pt" style:font-style-asian="normal" style:font-weight-asian="bold" style:font-size-complex="15pt" style:font-style-complex="normal" style:font-weight-complex="bold"/>
    </style:style>
    <style:style style:name="T125" style:family="text">
      <style:text-properties fo:color="#569cd6" loext:opacity="100%" style:font-name="Droid Sans Mono" fo:font-size="15pt" fo:font-style="normal" style:text-underline-style="none" fo:font-weight="bold" officeooo:rsid="006df81d" fo:background-color="#ffff00" loext:char-shading-value="0" style:font-size-asian="15pt" style:font-style-asian="normal" style:font-weight-asian="bold" style:font-size-complex="15pt" style:font-style-complex="normal" style:font-weight-complex="bold"/>
    </style:style>
    <style:style style:name="T126" style:family="text">
      <style:text-properties fo:color="#569cd6" loext:opacity="100%" style:font-name="Droid Sans Mono" fo:font-size="11pt" fo:font-style="normal" style:text-underline-style="none" fo:font-weight="bold" officeooo:rsid="006df81d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27" style:family="text">
      <style:text-properties fo:color="#808080" loext:opacity="100%"/>
    </style:style>
    <style:style style:name="T128" style:family="text">
      <style:text-properties fo:color="#808080" loext:opacity="100%" style:font-name="Droid Sans Mono" fo:font-size="15pt" fo:font-style="normal" style:text-underline-style="none" fo:font-weight="bold" officeooo:rsid="006df81d" fo:background-color="#1f1f1f" loext:char-shading-value="0" style:font-size-asian="15pt" style:font-style-asian="normal" style:font-weight-asian="bold" style:font-size-complex="15pt" style:font-style-complex="normal" style:font-weight-complex="bold"/>
    </style:style>
    <style:style style:name="T129" style:family="text">
      <style:text-properties fo:color="#808080" loext:opacity="100%" style:font-name="Droid Sans Mono" fo:font-size="15pt" fo:font-style="normal" style:text-underline-style="none" fo:font-weight="bold" officeooo:rsid="006df81d" fo:background-color="#ffff00" loext:char-shading-value="0" style:font-size-asian="15pt" style:font-style-asian="normal" style:font-weight-asian="bold" style:font-size-complex="15pt" style:font-style-complex="normal" style:font-weight-complex="bold"/>
    </style:style>
    <style:style style:name="T130" style:family="text">
      <style:text-properties fo:color="#808080" loext:opacity="100%" style:font-name="Droid Sans Mono" fo:font-size="15pt" fo:font-style="normal" style:text-underline-style="none" fo:font-weight="bold" officeooo:rsid="006df81d" fo:background-color="#ffff00" loext:char-shading-value="0" style:font-size-asian="15pt" style:font-style-asian="normal" style:font-weight-asian="bold" style:font-size-complex="15pt" style:font-style-complex="normal" style:font-weight-complex="bold"/>
    </style:style>
    <style:style style:name="T131" style:family="text">
      <style:text-properties fo:color="#808080" loext:opacity="100%" style:font-name="Droid Sans Mono" fo:font-size="11pt" fo:font-style="normal" style:text-underline-style="none" fo:font-weight="bold" officeooo:rsid="006df81d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fo:background-color="#ffff00" loext:char-shading-value="0" style:font-weight-asian="bold" style:font-weight-complex="bold"/>
    </style:style>
    <style:style style:name="T134" style:family="text">
      <style:text-properties fo:font-weight="bold" fo:background-color="#ffff00" loext:char-shading-value="0" style:font-weight-asian="bold" style:font-weight-complex="bold"/>
    </style:style>
    <style:style style:name="T135" style:family="text">
      <style:text-properties fo:color="#c9211e" loext:opacity="100%" style:font-name="Droid Sans Mono" fo:font-size="15pt" fo:font-style="normal" style:text-underline-style="none" fo:font-weight="bold" officeooo:rsid="006df81d" fo:background-color="#ffff00" loext:char-shading-value="0" style:font-size-asian="15pt" style:font-style-asian="normal" style:font-weight-asian="bold" style:font-size-complex="15pt" style:font-style-complex="normal" style:font-weight-complex="bold"/>
    </style:style>
    <style:style style:name="T136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137" style:family="text">
      <style:text-properties fo:color="#ffffff" loext:opacity="100%" style:font-name="Droid Sans Mono" fo:font-size="15pt" fo:font-style="normal" style:text-underline-style="none" fo:font-weight="bold" officeooo:rsid="006df81d" fo:background-color="#ffff00" loext:char-shading-value="0" style:font-size-asian="15pt" style:font-style-asian="normal" style:font-weight-asian="bold" style:font-size-complex="15pt" style:font-style-complex="normal" style:font-weight-complex="bold"/>
    </style:style>
    <style:style style:name="T138" style:family="text">
      <style:text-properties fo:color="#ffffff" loext:opacity="100%" style:font-name="Droid Sans Mono" fo:font-size="15pt" fo:font-style="normal" style:text-underline-style="none" fo:font-weight="bold" officeooo:rsid="006df81d" fo:background-color="transparent" loext:char-shading-value="0" style:font-size-asian="15pt" style:font-style-asian="normal" style:font-weight-asian="bold" style:font-size-complex="15pt" style:font-style-complex="normal" style:font-weight-complex="bold"/>
    </style:style>
    <style:style style:name="T139" style:family="text">
      <style:text-properties fo:color="#ffffff" loext:opacity="100%" fo:font-weight="bold" fo:background-color="#ffff00" loext:char-shading-value="0" style:font-weight-asian="bold" style:font-weight-complex="bold"/>
    </style:style>
    <style:style style:name="T140" style:family="text">
      <style:text-properties fo:color="#ffffff" loext:opacity="100%" fo:font-weight="bold" fo:background-color="transparent" loext:char-shading-value="0" style:font-weight-asian="bold" style:font-weight-complex="bold"/>
    </style:style>
    <style:style style:name="T141" style:family="text">
      <style:text-properties fo:color="#000000" loext:opacity="100%" style:font-name="Droid Sans Mono" fo:font-size="15pt" fo:font-style="normal" style:text-underline-style="none" fo:font-weight="bold" officeooo:rsid="006df81d" fo:background-color="transparent" loext:char-shading-value="0" style:font-size-asian="15pt" style:font-style-asian="normal" style:font-weight-asian="bold" style:font-size-complex="15pt" style:font-style-complex="normal" style:font-weight-complex="bold"/>
    </style:style>
    <style:style style:name="T142" style:family="text">
      <style:text-properties fo:color="#000000" loext:opacity="100%" style:font-name="Droid Sans Mono" fo:font-size="15pt" fo:font-style="normal" style:text-underline-style="none" officeooo:rsid="006df81d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143" style:family="text">
      <style:text-properties fo:color="#000000" loext:opacity="100%" style:font-name="Droid Sans Mono" fo:font-size="14pt" fo:font-style="normal" style:text-underline-style="none" officeooo:rsid="006df81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color="#000000" loext:opacity="100%" style:font-name="Droid Sans Mono" fo:font-size="11pt" fo:font-style="normal" style:text-underline-style="none" officeooo:rsid="006df81d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45" style:family="text">
      <style:text-properties fo:color="#000000" loext:opacity="100%" style:font-name="Droid Sans Mono" fo:font-size="11pt" fo:font-style="normal" style:text-underline-style="none" fo:font-weight="bold" officeooo:rsid="006df81d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46" style:family="text">
      <style:text-properties fo:color="#000000" loext:opacity="100%" style:font-name="Droid Sans Mono" fo:font-size="11pt" fo:font-style="normal" style:text-underline-style="none" fo:font-weight="bold" officeooo:rsid="006df81d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47" style:family="text">
      <style:text-properties fo:color="#000000" loext:opacity="100%" style:font-name="Droid Sans Mono" fo:font-size="11pt" fo:font-style="normal" style:text-underline-style="none" fo:font-weight="bold" officeooo:rsid="006df81d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148" style:family="text">
      <style:text-properties fo:color="#000000" loext:opacity="100%" style:font-name="Droid Sans Mono" fo:font-size="11pt" fo:font-style="normal" style:text-underline-style="none" officeooo:rsid="006df81d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49" style:family="text">
      <style:text-properties fo:color="#000000" loext:opacity="100%" fo:font-weight="bold" fo:background-color="transparent" loext:char-shading-value="0" style:font-weight-asian="bold" style:font-weight-complex="bold"/>
    </style:style>
    <style:style style:name="T150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151" style:family="text">
      <style:text-properties fo:color="#000000" loext:opacity="100%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152" style:family="text">
      <style:text-properties fo:color="#000000" loext:opacity="100%"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153" style:family="text">
      <style:text-properties fo:color="#000000" loext:opacity="100%" fo:font-size="16pt" fo:font-style="italic" style:text-underline-style="solid" style:text-underline-width="auto" style:text-underline-color="font-color" fo:font-weight="normal" officeooo:rsid="00561e4b" fo:background-color="transparent" loext:char-shading-value="0" style:font-size-asian="16pt" style:font-style-asian="italic" style:font-weight-asian="normal" style:font-size-complex="16pt" style:font-style-complex="italic" style:font-weight-complex="normal"/>
    </style:style>
    <style:style style:name="T154" style:family="text">
      <style:text-properties officeooo:rsid="006f2f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Bootstrap</text:span><text:span text:style-name="T105"><text:line-break/></text:span><text:span text:style-name="T2"><text:line-break/></text:span><text:span text:style-name="T5">1. layout<text:line-break/></text:span><text:span text:style-name="T4"><text:line-break/></text:span><text:span text:style-name="T3">.container </text:span></text:p>
      <text:p text:style-name="P2"><text:s text:c="5"/>.row</text:p>
      <text:p text:style-name="P3"><text:s text:c="8"/>.col<text:line-break/><text:line-break/><text:span text:style-name="T5">2. breakpoint<text:line-break/></text:span></text:p>
      <text:p text:style-name="P4"><text:span text:style-name="T38">1. sm<text:line-break/>2. md<text:line-break/>3. lg<text:line-break/>4. xl<text:line-break/></text:span><text:span text:style-name="T1"><text:line-break/></text:span><text:span text:style-name="T5">3. container<text:line-break/><text:line-break/></text:span><text:span text:style-name="T37">1. container<text:line-break/>2. container-fuild</text:span><text:span text:style-name="T1"><text:line-break/></text:span><text:span text:style-name="T5"><text:line-break/> 4. row<text:line-break/></text:span><text:span text:style-name="T37">row</text:span><text:span text:style-name="T5"><text:line-break/></text:span><text:span text:style-name="T37">1. row-cols-(number)</text:span></text:p>
      <text:p text:style-name="P5"><text:span text:style-name="T6">5. col<text:line-break/></text:span><text:span text:style-name="T38">col-(breakpoint)-(1-12)<text:line-break/></text:span><text:span text:style-name="T6"><text:line-break/></text:span><text:span text:style-name="T38">1. col-(breakpoint)-(1-12)<text:line-break/>2. col-md-5 , col-md-7<text:line-break/>3. </text:span><text:span text:style-name="T39">col <text:s/>or col-12 <text:s text:c="6"/>-- 100%</text:span><text:span text:style-name="T38"><text:line-break/></text:span><text:span text:style-name="T6"><text:line-break/><text:line-break/><text:line-break/></text:span><text:soft-page-break/><text:span text:style-name="T6"><text:line-break/></text:span><text:span text:style-name="T7">6</text:span><text:span text:style-name="T6">. </text:span><text:span text:style-name="T7">offset – gap<text:line-break/><text:line-break/></text:span><text:span text:style-name="T41">offset-(breakpoint)-(0-11)</text:span><text:span text:style-name="T38"><text:line-break/></text:span><text:span text:style-name="T5"><text:line-break/></text:span><text:span text:style-name="T38"> <text:line-break/> </text:span><text:span text:style-name="T7">7</text:span><text:span text:style-name="T6">. </text:span><text:span text:style-name="T7">order<text:line-break/><text:line-break/></text:span><text:span text:style-name="T40">order</text:span><text:span text:style-name="T39">-(breakpoint)-(</text:span><text:span text:style-name="T40">number,first,last</text:span><text:span text:style-name="T39">)</text:span><text:span text:style-name="T7"><text:line-break/></text:span><text:span text:style-name="T38"><text:line-break/><text:line-break/> </text:span><text:span text:style-name="T7">8</text:span><text:span text:style-name="T6">. </text:span><text:span text:style-name="T7">margin<text:line-break/><text:line-break/></text:span><text:span text:style-name="T39">(m, ml, mr,</text:span><text:span text:style-name="T63">mt,mb,my,mx</text:span><text:span text:style-name="T39">)-(breakpoint)-(0-5,auto)</text:span><text:span text:style-name="T7"><text:line-break/></text:span><text:span text:style-name="T38"><text:line-break/></text:span><text:span text:style-name="T7">9</text:span><text:span text:style-name="T6">. </text:span><text:span text:style-name="T7">padding<text:line-break/><text:line-break/></text:span><text:span text:style-name="T39">(p,pl,pr,</text:span><text:span text:style-name="T63">pt,pb,py,px</text:span><text:span text:style-name="T39">)-(breakpoint)-(0-5,auto)</text:span><text:span text:style-name="T35"><text:line-break/><text:line-break/></text:span><text:span text:style-name="T7">9</text:span><text:span text:style-name="T6">. </text:span><text:span text:style-name="T8">justify-content</text:span><text:span text:style-name="T7"><text:line-break/></text:span><text:span text:style-name="T42">row ---</text:span><text:span text:style-name="T43">|</text:span><text:span text:style-name="T7"><text:line-break/></text:span><text:span text:style-name="T42">justify-content-</text:span><text:span text:style-name="T44">(breakpoint)-</text:span><text:span text:style-name="T42">(center,start,end,around,between)<text:line-break/><text:line-break/></text:span><text:span text:style-name="T9">1</text:span><text:span text:style-name="T12">0</text:span><text:span text:style-name="T6">. </text:span><text:span text:style-name="T9">ali</text:span><text:span text:style-name="T10">gn</text:span><text:span text:style-name="T9">-</text:span><text:span text:style-name="T11">content</text:span><text:span text:style-name="T7"><text:line-break/></text:span><text:span text:style-name="T42">row ---</text:span><text:span text:style-name="T43">|</text:span><text:span text:style-name="T7"><text:line-break/></text:span><text:span text:style-name="T45">al</text:span><text:span text:style-name="T46">ign</text:span><text:span text:style-name="T45">-</text:span><text:span text:style-name="T47">content</text:span><text:span text:style-name="T42">-</text:span><text:span text:style-name="T44">(breakpoint)-</text:span><text:span text:style-name="T42">(center,start,end,around,between)<text:line-break/><text:line-break/></text:span><text:span text:style-name="T9">1</text:span><text:span text:style-name="T12">1</text:span><text:span text:style-name="T6">. </text:span><text:span text:style-name="T9">ali</text:span><text:span text:style-name="T10">gn</text:span><text:span text:style-name="T9">-item</text:span><text:span text:style-name="T13">s <text:s/>- </text:span><text:span text:style-name="T107">for</text:span><text:span text:style-name="T106"> </text:span><text:span text:style-name="T109">content box</text:span><text:span text:style-name="T7"><text:line-break/></text:span><text:span text:style-name="T42">row ---</text:span><text:span text:style-name="T43">|</text:span><text:span text:style-name="T7"><text:line-break/></text:span><text:span text:style-name="T45">al</text:span><text:span text:style-name="T46">ign</text:span><text:span text:style-name="T45">-item</text:span><text:span text:style-name="T46">s</text:span><text:span text:style-name="T42">-</text:span><text:span text:style-name="T44">(breakpoint)-</text:span><text:span text:style-name="T42">(center,start,end,</text:span><text:span text:style-name="T45">baseline,stre</text:span><text:span text:style-name="T46">t</text:span><text:span text:style-name="T45">ch</text:span><text:span text:style-name="T42">)</text:span></text:p>
      <text:p text:style-name="P6"><text:span text:style-name="T42"><text:line-break/><text:line-break/><text:line-break/></text:span><text:soft-page-break/><text:span text:style-name="T9">1</text:span><text:span text:style-name="T14">2</text:span><text:span text:style-name="T6">. </text:span><text:span text:style-name="T9">ali</text:span><text:span text:style-name="T10">gn</text:span><text:span text:style-name="T9">-</text:span><text:span text:style-name="T14">self</text:span><text:span text:style-name="T13"> <text:s/>- </text:span><text:span text:style-name="T110">particular content </text:span><text:span text:style-name="T111">div</text:span><text:span text:style-name="T7"><text:line-break/></text:span><text:span text:style-name="T49">col</text:span><text:span text:style-name="T42"> ---</text:span><text:span text:style-name="T43">|</text:span><text:span text:style-name="T7"><text:line-break/></text:span><text:span text:style-name="T45">al</text:span><text:span text:style-name="T46">ign</text:span><text:span text:style-name="T45">-</text:span><text:span text:style-name="T48">self</text:span><text:span text:style-name="T42">-</text:span><text:span text:style-name="T44">(breakpoint)-</text:span><text:span text:style-name="T42">(center,start,end,</text:span><text:span text:style-name="T45">baseline,stre</text:span><text:span text:style-name="T46">t</text:span><text:span text:style-name="T45">ch</text:span><text:span text:style-name="T42">)</text:span></text:p>
      <text:p text:style-name="P7"><text:span text:style-name="T9">1</text:span><text:span text:style-name="T16">3</text:span><text:span text:style-name="T6">. </text:span><text:span text:style-name="T15">flex</text:span><text:span text:style-name="T13"> <text:line-break/></text:span><text:span text:style-name="T53">flex-</text:span><text:span text:style-name="T44">(breakpoint)-</text:span><text:span text:style-name="T53">(row,column,</text:span><text:span text:style-name="T55">wrap</text:span><text:span text:style-name="T53">)</text:span><text:span text:style-name="T7"><text:line-break/></text:span><text:span text:style-name="T50">row</text:span><text:span text:style-name="T42"> ---</text:span><text:span text:style-name="T43">|</text:span><text:span text:style-name="T7"><text:line-break/></text:span><text:span text:style-name="T38">1. </text:span><text:span text:style-name="T51">flex-row</text:span><text:span text:style-name="T38"><text:line-break/>2. </text:span><text:span text:style-name="T51">flex-row-reverse<text:line-break/>3</text:span><text:span text:style-name="T38">. </text:span><text:span text:style-name="T51">flex-column</text:span><text:span text:style-name="T38"><text:line-break/></text:span><text:span text:style-name="T51">4</text:span><text:span text:style-name="T38">. </text:span><text:span text:style-name="T51">flex-column-reverse</text:span><text:span text:style-name="T38"><text:line-break/></text:span><text:span text:style-name="T51">5</text:span><text:span text:style-name="T38">. </text:span><text:span text:style-name="T52">flex-wrap<text:line-break/><text:line-break/></text:span><text:span text:style-name="T9">1</text:span><text:span text:style-name="T16">4</text:span><text:span text:style-name="T6">. </text:span><text:span text:style-name="T16">display</text:span><text:span text:style-name="T13"><text:line-break/></text:span><text:span text:style-name="T54">d</text:span><text:span text:style-name="T53">-</text:span><text:span text:style-name="T44">(breakpoint)-</text:span><text:span text:style-name="T53">(</text:span><text:span text:style-name="T54">none,flex,inline</text:span><text:span text:style-name="T53">)</text:span><text:span text:style-name="T7"><text:line-break/></text:span><text:span text:style-name="T38">1. </text:span><text:span text:style-name="T54">d-md-flex</text:span><text:span text:style-name="T38"><text:line-break/><text:line-break/> </text:span><text:span text:style-name="T9">1</text:span><text:span text:style-name="T17">5</text:span><text:span text:style-name="T6">. </text:span><text:span text:style-name="T17">width</text:span><text:span text:style-name="T13"> <text:line-break/></text:span><text:span text:style-name="T56">w</text:span><text:span text:style-name="T53">-</text:span><text:span text:style-name="T44">(breakpoint)-</text:span><text:span text:style-name="T53">(</text:span><text:span text:style-name="T56">25,50,75,100,auto</text:span><text:span text:style-name="T53">)<text:line-break/></text:span><text:span text:style-name="T57">m</text:span><text:span text:style-name="T56">w</text:span><text:span text:style-name="T53">-</text:span><text:span text:style-name="T44">(breakpoint)-</text:span><text:span text:style-name="T57">100 ==&gt; max-width<text:line-break/></text:span><text:span text:style-name="T60">vw-100</text:span><text:span text:style-name="T53"><text:line-break/><text:line-break/></text:span><text:span text:style-name="T9">1</text:span><text:span text:style-name="T18">6</text:span><text:span text:style-name="T6">. </text:span><text:span text:style-name="T18">height</text:span><text:span text:style-name="T13"> <text:line-break/></text:span><text:span text:style-name="T58">h</text:span><text:span text:style-name="T53">-</text:span><text:span text:style-name="T44">(breakpoint)-</text:span><text:span text:style-name="T53">(</text:span><text:span text:style-name="T56">25,50,75,100,auto</text:span><text:span text:style-name="T53">)<text:line-break/></text:span><text:span text:style-name="T57">m</text:span><text:span text:style-name="T58">h</text:span><text:span text:style-name="T53">-</text:span><text:span text:style-name="T44">(breakpoint)-</text:span><text:span text:style-name="T57">100 ==&gt; max-</text:span><text:span text:style-name="T59">height<text:line-break/></text:span><text:span text:style-name="T60">vh-100<text:line-break/>min-vh-100<text:line-break/><text:line-break/></text:span><text:span text:style-name="T53"><text:line-break/></text:span><text:span text:style-name="T9">1</text:span><text:span text:style-name="T20">7</text:span><text:span text:style-name="T6">. </text:span><text:span text:style-name="T19">position</text:span><text:span text:style-name="T13"> <text:line-break/></text:span><text:span text:style-name="T7"><text:line-break/></text:span><text:span text:style-name="T38">1. </text:span><text:span text:style-name="T61">fixed-(top,bottom)</text:span><text:span text:style-name="T38"><text:line-break/>2. </text:span><text:span text:style-name="T61">sticky-(top,bottom)<text:line-break/><text:line-break/><text:line-break/><text:line-break/></text:span><text:span text:style-name="T9">1</text:span><text:span text:style-name="T21">8</text:span><text:span text:style-name="T6">. </text:span><text:span text:style-name="T20">overflow</text:span><text:span text:style-name="T13"><text:line-break/></text:span><text:soft-page-break/><text:span text:style-name="T7"><text:line-break/></text:span><text:span text:style-name="T38">1. </text:span><text:span text:style-name="T62">overflow-hidden</text:span><text:span text:style-name="T38"><text:line-break/>2. </text:span><text:span text:style-name="T62">overflow-auto</text:span><text:span text:style-name="T51"><text:line-break/></text:span><text:span text:style-name="T38"><text:line-break/></text:span><text:span text:style-name="T7"><text:line-break/> </text:span><text:span text:style-name="T9">1</text:span><text:span text:style-name="T21">9</text:span><text:span text:style-name="T6">. </text:span><text:span text:style-name="T21">text </text:span><text:span text:style-name="T22">align</text:span><text:span text:style-name="T13"><text:line-break/></text:span><text:span text:style-name="T64">text</text:span><text:span text:style-name="T53">-</text:span><text:span text:style-name="T44">(breakpoint)-</text:span><text:span text:style-name="T53">(</text:span><text:span text:style-name="T64">left,right,center,justify</text:span><text:span text:style-name="T53">)</text:span><text:span text:style-name="T7"><text:line-break/></text:span><text:span text:style-name="T38">1.</text:span><text:span text:style-name="T65">text-left</text:span><text:span text:style-name="T38"><text:line-break/><text:line-break/></text:span><text:span text:style-name="T7"> </text:span><text:span text:style-name="T23">20</text:span><text:span text:style-name="T6">. </text:span><text:span text:style-name="T21">text </text:span><text:span text:style-name="T23">transform</text:span><text:span text:style-name="T13"><text:line-break/></text:span><text:span text:style-name="T64">text</text:span><text:span text:style-name="T53">-</text:span><text:span text:style-name="T44">(breakpoint)-</text:span><text:span text:style-name="T53">(</text:span><text:span text:style-name="T66">uppercase,lowercase</text:span><text:span text:style-name="T53">)</text:span><text:span text:style-name="T7"><text:line-break/></text:span><text:span text:style-name="T38">1.</text:span><text:span text:style-name="T65">text- </text:span><text:span text:style-name="T66">uppercase<text:line-break/><text:line-break/></text:span><text:span text:style-name="T7"> </text:span><text:span text:style-name="T23">2</text:span><text:span text:style-name="T25">1</text:span><text:span text:style-name="T6">. </text:span><text:span text:style-name="T24">font weight</text:span><text:span text:style-name="T13"><text:line-break/></text:span><text:span text:style-name="T67">font</text:span><text:span text:style-name="T44">-</text:span><text:span text:style-name="T67">weight</text:span><text:span text:style-name="T44">-</text:span><text:span text:style-name="T53">(</text:span><text:span text:style-name="T67">bold</text:span><text:span text:style-name="T66">,</text:span><text:span text:style-name="T68">bolder,light,lighter,normal</text:span><text:span text:style-name="T53">)</text:span><text:span text:style-name="T7"><text:line-break/></text:span><text:span text:style-name="T38">1.</text:span><text:span text:style-name="T67">font </text:span><text:span text:style-name="T65">- </text:span><text:span text:style-name="T66"><text:s/></text:span><text:span text:style-name="T67">bold</text:span></text:p>
      <text:p text:style-name="P8"><text:span text:style-name="T69">2</text:span><text:span text:style-name="T38">.</text:span><text:span text:style-name="T69">font</text:span><text:span text:style-name="T65">- </text:span><text:span text:style-name="T69">italic<text:line-break/><text:line-break/></text:span><text:span text:style-name="T7"> </text:span><text:span text:style-name="T23">2</text:span><text:span text:style-name="T25">1</text:span><text:span text:style-name="T6">. </text:span><text:span text:style-name="T24">font </text:span><text:span text:style-name="T25">size</text:span><text:span text:style-name="T13"><text:line-break/></text:span><text:span text:style-name="T70">display</text:span><text:span text:style-name="T44">-(breakpoint)-</text:span><text:span text:style-name="T53">(</text:span><text:span text:style-name="T70">1,2,3,4</text:span><text:span text:style-name="T53">) </text:span><text:span text:style-name="T70">--&gt; 1=big</text:span><text:span text:style-name="T7"><text:line-break/></text:span><text:span text:style-name="T38">1.</text:span><text:span text:style-name="T71">display-1</text:span></text:p>
      <text:p text:style-name="P8"><text:span text:style-name="T69">2</text:span><text:span text:style-name="T38">.</text:span><text:span text:style-name="T71">lead</text:span><text:span text:style-name="T69"><text:line-break/></text:span></text:p>
      <text:p text:style-name="P9"><text:span text:style-name="T7"><text:s/></text:span><text:span text:style-name="T23">2</text:span><text:span text:style-name="T26">2</text:span><text:span text:style-name="T6">. </text:span><text:span text:style-name="T26">list style</text:span><text:span text:style-name="T13"><text:line-break/></text:span><text:span text:style-name="T7"><text:line-break/></text:span><text:span text:style-name="T38">1.</text:span><text:span text:style-name="T72">list-unstyle</text:span></text:p>
      <text:p text:style-name="P9"><text:span text:style-name="T69">2</text:span><text:span text:style-name="T38">.</text:span><text:span text:style-name="T72">ul - &gt; list-inline<text:line-break/><text:tab/>li - &gt; list-inline-item</text:span></text:p>
      <text:p text:style-name="P12"/>
      <text:p text:style-name="P10"><text:span text:style-name="T7"><text:s/></text:span><text:span text:style-name="T23">2</text:span><text:span text:style-name="T27">3</text:span><text:span text:style-name="T6">. </text:span><text:span text:style-name="T27">button</text:span><text:span text:style-name="T13"><text:line-break/></text:span><text:span text:style-name="T7"><text:line-break/></text:span><text:span text:style-name="T73">btn</text:span></text:p>
      <text:p text:style-name="P11"><text:span text:style-name="T72">- &gt; </text:span><text:span text:style-name="T73">btn-primary</text:span><text:span text:style-name="T72"><text:line-break/> - &gt; </text:span><text:span text:style-name="T73">btn-outline-primary<text:line-break/> - &gt; btn-block --&gt;full width<text:line-break/></text:span><text:soft-page-break/><text:span text:style-name="T73"> <text:s text:c="5"/>- &gt; </text:span><text:span text:style-name="T74">btn-lg<text:line-break/> <text:s text:c="5"/>- &gt; </text:span><text:span text:style-name="T75">btn-group <text:s text:c="4"/></text:span><text:span text:style-name="T76">btn-group-lg</text:span><text:span text:style-name="T74"><text:line-break/> <text:s text:c="5"/>- &gt; </text:span><text:span text:style-name="T75">btn-group-</text:span><text:span text:style-name="T77">vertical</text:span><text:span text:style-name="T75"> <text:s text:c="4"/></text:span><text:span text:style-name="T76">btn-group-lg</text:span></text:p>
      <text:p text:style-name="P14"><text:span text:style-name="T87"><text:s text:c="6"/>- &gt; </text:span><text:span text:style-name="T88">btn-</text:span><text:span text:style-name="T89">toolbar<text:line-break/></text:span><text:span text:style-name="T90"><text:line-break/> </text:span><text:span text:style-name="T23">2</text:span><text:span text:style-name="T28">4</text:span><text:span text:style-name="T6">. </text:span><text:span text:style-name="T28">list<text:line-break/></text:span><text:span text:style-name="T91">1. </text:span><text:span text:style-name="T92">list-inline , list-inline-item</text:span><text:span text:style-name="T91"><text:line-break/>2. </text:span><text:span text:style-name="T92">list-group , list-group-item<text:line-break/></text:span><text:span text:style-name="T93">3. list-group-flush ,list-group-</text:span><text:span text:style-name="T94">item-</text:span><text:span text:style-name="T93">action<text:line-break/></text:span><text:span text:style-name="T94">4. </text:span><text:span text:style-name="T93"><text:s/>list-group-</text:span><text:span text:style-name="T94">horizontal</text:span><text:span text:style-name="T93"> ,list-group-</text:span><text:span text:style-name="T94">item-</text:span><text:span text:style-name="T95">danger<text:line-break/><text:line-break/></text:span><text:span text:style-name="T28"><text:line-break/> </text:span><text:span text:style-name="T23">2</text:span><text:span text:style-name="T29">5</text:span><text:span text:style-name="T6">. </text:span><text:span text:style-name="T29">Table<text:line-break/></text:span><text:span text:style-name="T36">div <text:s/>- &gt; <text:s/></text:span><text:span text:style-name="T112">table</text:span><text:span text:style-name="T108">-</text:span><text:span text:style-name="T112">responsive</text:span><text:span text:style-name="T28"><text:line-break/></text:span><text:span text:style-name="T91">1. </text:span><text:span text:style-name="T96">table - &gt; table , table-dark, table-striped , </text:span><text:span text:style-name="T99">table-bordered, table-borderless , </text:span><text:span text:style-name="T100">table-hover</text:span><text:span text:style-name="T91"><text:line-break/>2.</text:span><text:span text:style-name="T101">thead - &gt; thead-dark , thead-light<text:line-break/></text:span><text:span text:style-name="T102">3.tr,</text:span><text:span text:style-name="T103">td</text:span><text:span text:style-name="T102"> - &gt; table-danger -&gt; for light bg<text:line-break/> <text:s text:c="11"/>bg- success -&gt; for dark bg</text:span><text:span text:style-name="T92"><text:line-break/></text:span><text:span text:style-name="T95"><text:line-break/></text:span><text:span text:style-name="T23">2</text:span><text:span text:style-name="T29">5</text:span><text:span text:style-name="T6">. </text:span><text:span text:style-name="T30">dropdown</text:span><text:span text:style-name="T29"><text:line-break/></text:span><text:span text:style-name="T116">data-toggle</text:span><text:span text:style-name="T117">=</text:span><text:span text:style-name="T114">"dropdown"</text:span></text:p>
      <text:p text:style-name="P15"><text:span text:style-name="T91">1. </text:span><text:span text:style-name="T97">dropdown-menu , </text:span><text:span text:style-name="T98">dropdown-menu-item</text:span><text:span text:style-name="T91"><text:line-break/>2. </text:span><text:span text:style-name="T98">dropdown-toggle -&gt; </text:span><text:span text:style-name="T104">for arrow icon</text:span><text:span text:style-name="T92"><text:line-break/><text:line-break/> </text:span><text:span text:style-name="T23">2</text:span><text:span text:style-name="T31">6</text:span><text:span text:style-name="T6">. </text:span><text:span text:style-name="T31">pagination<text:line-break/><text:line-break/></text:span><text:span text:style-name="T144">&lt;nav&gt;</text:span></text:p>
      <text:p text:style-name="P19">&lt;ul class="pagination"&gt;</text:p>
      <text:p text:style-name="P19">&lt;li class="page-item <text:span text:style-name="T154">disabled</text:span>"&gt;</text:p>
      <text:p text:style-name="P19">&lt;a class="page-link"&gt;Previous&lt;/a&gt;</text:p>
      <text:p text:style-name="P19">&lt;/li&gt;</text:p>
      <text:p text:style-name="P19">&lt;li class="page-item <text:span text:style-name="T154">active</text:span>"&gt;</text:p>
      <text:p text:style-name="P19">&lt;a class="page-link"&gt;1&lt;/a&gt;</text:p>
      <text:p text:style-name="P19">&lt;/li&gt;</text:p>
      <text:p text:style-name="P19">&lt;li class="page-item"&gt;</text:p>
      <text:p text:style-name="P19">&lt;a class="page-link"&gt;2&lt;/a&gt;</text:p>
      <text:p text:style-name="P19">&lt;/li&gt;</text:p>
      <text:p text:style-name="P19">&lt;li class="page-item"&gt;</text:p>
      <text:p text:style-name="P19"><text:soft-page-break/>&lt;a class="page-link"&gt;Next&lt;/a&gt;</text:p>
      <text:p text:style-name="P19">&lt;/li&gt;</text:p>
      <text:p text:style-name="P19">&lt;/ul&gt;</text:p>
      <text:p text:style-name="P19">&lt;/nav&gt;</text:p>
      <text:p text:style-name="P16"><text:span text:style-name="T92"><text:s/></text:span><text:span text:style-name="T23">2</text:span><text:span text:style-name="T31">6</text:span><text:span text:style-name="T6">. </text:span><text:span text:style-name="T32">Breadcrumb</text:span><text:span text:style-name="T31"><text:line-break/><text:line-break/></text:span><text:span text:style-name="T148">&lt;nav&gt;</text:span></text:p>
      <text:p text:style-name="P18">&lt;ol class="breadcrumb"&gt;</text:p>
      <text:p text:style-name="P18">&lt;li class="breadcrumb-item"&gt;</text:p>
      <text:p text:style-name="P18">&lt;a href=""&gt;Home&lt;/a&gt;</text:p>
      <text:p text:style-name="P18">&lt;/li&gt;</text:p>
      <text:p text:style-name="P18">&lt;li class="breadcrumb-item"&gt;</text:p>
      <text:p text:style-name="P18">&lt;a href=""&gt;About&lt;/a&gt;</text:p>
      <text:p text:style-name="P18">&lt;/li&gt;</text:p>
      <text:p text:style-name="P18">&lt;li class="breadcrumb-item active"&gt;Services&lt;/li&gt;</text:p>
      <text:p text:style-name="P18">&lt;/ol&gt;</text:p>
      <text:p text:style-name="P18">&lt;/nav&gt;</text:p>
      <text:p text:style-name="P16"><text:span text:style-name="T145"/></text:p>
      <text:p text:style-name="P13"><text:span text:style-name="T28"><text:line-break/></text:span><text:span text:style-name="T23">2</text:span><text:span text:style-name="T33">7</text:span><text:span text:style-name="T6">.</text:span><text:span text:style-name="T33">Gutters (gap)<text:line-break/></text:span><text:span text:style-name="T85">(g,gx,gy)-(breakpoint)-[0-5]<text:line-break/></text:span><text:span text:style-name="T38"><text:line-break/></text:span><text:span text:style-name="T85">1</text:span><text:span text:style-name="T38">. </text:span><text:span text:style-name="T85">g-5</text:span><text:span text:style-name="T33"><text:line-break/></text:span><text:span text:style-name="T78"><text:line-break/> </text:span><text:span text:style-name="T23">2</text:span><text:span text:style-name="T33">7</text:span><text:span text:style-name="T6">.</text:span><text:span text:style-name="T34">Line-height</text:span><text:span text:style-name="T33"><text:line-break/></text:span><text:span text:style-name="T34">lh-(1,sm,base,lg)</text:span><text:span text:style-name="T85"><text:line-break/></text:span><text:span text:style-name="T38"><text:line-break/></text:span><text:span text:style-name="T85">1</text:span><text:span text:style-name="T38">. </text:span><text:span text:style-name="T86">lh-s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6:49:12.435636706</meta:creation-date>
    <dc:date>2023-10-25T12:59:18.566644292</dc:date>
    <meta:editing-duration>PT5H18M19S</meta:editing-duration>
    <meta:editing-cycles>76</meta:editing-cycles>
    <meta:generator>LibreOffice/7.3.7.2$Linux_X86_64 LibreOffice_project/30$Build-2</meta:generator>
    <meta:document-statistic meta:table-count="0" meta:image-count="0" meta:object-count="0" meta:page-count="6" meta:paragraph-count="42" meta:word-count="333" meta:character-count="3156" meta:non-whitespace-character-count="2721"/>
  </office:meta>
</office:document-meta>
</file>